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356E5D4A35332E2E.png" manifest:media-type="image/png"/>
  <manifest:file-entry manifest:full-path="Pictures/100002010000023500000214D11420AB4C4CBE3B.png" manifest:media-type="image/png"/>
  <manifest:file-entry manifest:full-path="Pictures/1000020100000235000002141A1BA04E9ADA663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7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8" style:family="graphic" style:parent-style-name="standard">
      <style:graphic-properties svg:stroke-color="#000000" draw:fill-color="#faa61a" draw:textarea-horizontal-align="justify" draw:textarea-vertical-align="middle" draw:auto-grow-height="false" fo:min-height="1.298cm" fo:min-width="5.632cm" draw:shadow="visible" draw:shadow-color="#000000" draw:shadow-opacity="7%"/>
    </style:style>
    <style:style style:name="gr9" style:family="graphic" style:parent-style-name="standard">
      <style:graphic-properties svg:stroke-color="#000000" draw:fill-color="#faa61a" draw:textarea-horizontal-align="justify" draw:textarea-vertical-align="middle" draw:auto-grow-height="false" fo:min-height="1.298cm" fo:min-width="5.631cm" draw:shadow="visible" draw:shadow-color="#000000" draw:shadow-opacity="7%"/>
    </style:style>
    <style:style style:name="gr10" style:family="graphic" style:parent-style-name="standard">
      <style:graphic-properties svg:stroke-color="#000000" draw:fill-color="#ffdaa2" draw:textarea-horizontal-align="justify" draw:textarea-vertical-align="middle" draw:auto-grow-height="false" fo:min-height="1.298cm" fo:min-width="5.632cm" draw:shadow="visible" draw:shadow-color="#000000" draw:shadow-opacity="7%"/>
    </style:style>
    <style:style style:name="gr11" style:family="graphic" style:parent-style-name="standard">
      <style:graphic-properties svg:stroke-color="#000000" draw:fill-color="#ffdaa2" draw:textarea-horizontal-align="justify" draw:textarea-vertical-align="middle" draw:auto-grow-height="false" fo:min-height="1.297cm" fo:min-width="5.632cm" draw:shadow="visible" draw:shadow-color="#000000" draw:shadow-opacity="7%"/>
    </style:style>
    <style:style style:name="gr12" style:family="graphic" style:parent-style-name="standard">
      <style:graphic-properties svg:stroke-color="#000000" draw:fill-color="#ffdaa2" draw:textarea-horizontal-align="justify" draw:textarea-vertical-align="middle" draw:auto-grow-height="false" fo:min-height="1.298cm" fo:min-width="5.631cm" draw:shadow="visible" draw:shadow-color="#000000" draw:shadow-opacity="7%"/>
    </style:style>
    <style:style style:name="gr13" style:family="graphic" style:parent-style-name="standard">
      <style:graphic-properties svg:stroke-color="#000000" draw:fill-color="#ffdaa2" draw:textarea-horizontal-align="justify" draw:textarea-vertical-align="middle" draw:auto-grow-height="false" fo:min-height="1.297cm" fo:min-width="5.631cm" draw:shadow="visible" draw:shadow-color="#000000" draw:shadow-opacity="7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Roboto" fo:text-shadow="1pt 1pt"/>
    </style:style>
    <style:style style:name="P5" style:family="paragraph">
      <loext:graphic-properties draw:fill="none" draw:fill-color="#ffffff"/>
      <style:text-properties style:font-name="Roboto" fo:font-size="18pt" fo:text-shadow="none"/>
    </style:style>
    <style:style style:name="P6" style:family="paragraph">
      <loext:graphic-properties draw:fill-color="#ffffff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loext:graphic-properties draw:fill-color="#faa61a"/>
      <style:paragraph-properties fo:text-align="center"/>
      <style:text-properties fo:font-size="18pt"/>
    </style:style>
    <style:style style:name="P9" style:family="paragraph">
      <loext:graphic-properties draw:fill-color="#ffdaa2"/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fo:text-shadow="1pt 1pt" style:text-underline-style="none" style:font-size-asian="54pt" style:font-size-complex="54pt"/>
    </style:style>
    <style:style style:name="T2" style:family="text">
      <style:text-properties fo:color="#ffffff" style:font-name="Roboto" fo:font-size="22pt" fo:text-shadow="none" style:text-underline-style="none" style:font-size-asian="22pt" style:font-size-complex="22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72cm" svg:height="6.471cm" svg:x="10.268cm" svg:y="3.694cm">
          <draw:image xlink:href="Pictures/100002010000023500000214D11420AB4C4CBE3B.png" xlink:type="simple" xlink:show="embed" xlink:actuate="onLoad">
            <text:p/>
          </draw:image>
        </draw:frame>
        <draw:frame draw:style-name="gr3" draw:text-style-name="P4" draw:layer="layout" svg:width="27.94cm" svg:height="5.281cm" svg:x="0cm" svg:y="10.406cm">
          <draw:text-box>
            <text:p text:style-name="P3"><text:span text:style-name="T1">Application</text:span></text:p>
          </draw:text-box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7" draw:layer="layout" svg:width="25.199cm" svg:height="2.629cm" svg:x="1.4cm" svg:y="0.428cm" presentation:class="title" presentation:user-transformed="true">
          <draw:text-box>
            <text:p><text:span text:style-name="T3">Categories</text:span></text:p>
          </draw:text-box>
        </draw:frame>
        <draw:frame draw:style-name="gr2" draw:text-style-name="P2" draw:layer="layout" svg:width="1.03cm" svg:height="0.97cm" svg:x="18.996cm" svg:y="14.27cm">
          <draw:image xlink:href="Pictures/1000020100000235000002141A1BA04E9ADA6631.png" xlink:type="simple" xlink:show="embed" xlink:actuate="onLoad">
            <text:p/>
          </draw:image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draw:custom-shape draw:style-name="gr8" draw:text-style-name="P8" draw:layer="layout" svg:width="6.132cm" svg:height="1.548cm" svg:x="21.006cm" svg:y="4.572cm">
          <text:p text:style-name="P3"><text:span text:style-name="T4">Re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131cm" svg:height="1.548cm" svg:x="7.525cm" svg:y="4.572cm">
          <text:p text:style-name="P3"><text:span text:style-name="T4">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6.132cm" svg:height="1.548cm" svg:x="0.742cm" svg:y="4.572cm">
          <text:p text:style-name="P3"><text:span text:style-name="T4">Applicat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131cm" svg:height="1.548cm" svg:x="14.244cm" svg:y="4.572cm">
          <text:p text:style-name="P3"><text:span text:style-name="T4">Framewor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6.132cm" svg:height="1.548cm" svg:x="0.762cm" svg:y="6.459cm">
          <text:p text:style-name="P3"><text:span text:style-name="T4">Api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6.132cm" svg:height="1.547cm" svg:x="0.762cm" svg:y="8.394cm">
          <text:p text:style-name="P3"><text:span text:style-name="T4">Back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132cm" svg:height="1.548cm" svg:x="0.762cm" svg:y="10.328cm">
          <text:p text:style-name="P3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6.132cm" svg:height="1.548cm" svg:x="14.264cm" svg:y="6.459cm">
          <text:p text:style-name="P3"><text:span text:style-name="T4">phpO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6.132cm" svg:height="1.547cm" svg:x="14.264cm" svg:y="8.394cm">
          <text:p text:style-name="P3"><text:span text:style-name="T4">jsO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layout" svg:width="6.131cm" svg:height="1.548cm" svg:x="7.545cm" svg:y="6.459cm">
          <text:p text:style-name="P3"><text:span text:style-name="T4">Med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6.131cm" svg:height="1.547cm" svg:x="7.545cm" svg:y="8.394cm">
          <text:p text:style-name="P3"><text:span text:style-name="T4">New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6.132cm" svg:height="1.547cm" svg:x="14.264cm" svg:y="10.341cm">
          <text:p text:style-name="P3"><text:span text:style-name="T4">cssO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6.131cm" svg:height="1.547cm" svg:x="7.545cm" svg:y="10.342cm">
          <text:p text:style-name="P3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6.132cm" svg:height="1.548cm" svg:x="21.026cm" svg:y="6.459cm">
          <text:p text:style-name="P3"><text:span text:style-name="T4">Libra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6.132cm" svg:height="1.547cm" svg:x="21.026cm" svg:y="8.394cm">
          <text:p text:style-name="P3"><text:span text:style-name="T4">Ap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6.132cm" svg:height="1.547cm" svg:x="21.026cm" svg:y="10.341cm">
          <text:p text:style-name="P3"><text:span text:style-name="T4">Asset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1" draw:layer="layout" svg:width="24.638cm" svg:height="2.54cm" svg:x="1.016cm" svg:y="12.7cm">
          <draw:text-box>
            <text:p><text:span text:style-name="T5">Website: orange-management.org </text:span><text:span text:style-name="T5"><text:tab/></text:span><text:span text:style-name="T5">[u</text:span><text:span text:style-name="T6">nder construction]</text:span></text:p>
            <text:p><text:span text:style-name="T6">Github: orange-management</text:span><text:span text:style-name="T6"><text:tab/></text:span><text:span text:style-name="T6"><text:tab/></text:span><text:span text:style-name="T6"><text:tab/></text:span><text:span text:style-name="T6">[source code]</text:span></text:p>
          </draw:text-box>
        </draw:frame>
        <draw:frame draw:style-name="gr2" draw:text-style-name="P2" draw:layer="layout" svg:width="8.9cm" svg:height="8.381cm" svg:x="9.642cm" svg:y="2.795cm">
          <draw:image xlink:href="Pictures/100002010000023500000214356E5D4A35332E2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19-10-12T16:00:34.254391468</dc:date>
    <meta:editing-duration>PT6H21M43S</meta:editing-duration>
    <meta:editing-cycles>88</meta:editing-cycles>
    <meta:generator>LibreOffice/6.0.7.3$Linux_X86_64 LibreOffice_project/00m0$Build-3</meta:generator>
    <meta:document-statistic meta:object-count="55"/>
  </office:meta>
</office:document-meta>
</file>